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5cm"/>
    </style:style>
    <style:style style:name="co3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7"/>
    <style:style style:name="ce9" style:family="table-cell" style:parent-style-name="Default" style:data-style-name="N107">
      <style:table-cell-properties fo:background-color="#00ff00"/>
    </style:style>
    <style:style style:name="ce1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9">
      <style:table-cell-properties fo:background-color="#ffff00"/>
    </style:style>
    <style:style style:name="ce13" style:family="table-cell" style:parent-style-name="Default" style:data-style-name="N109">
      <style:table-cell-properties fo:background-color="#ff950e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8"/>
        <table:table-column table:style-name="co4" table:number-columns-repeated="4" table:default-cell-style-name="Default"/>
        <table:table-row table:style-name="ro2">
          <table:table-cell table:style-name="ce1" office:value-type="string">
            <text:p>Anzahl</text:p>
          </table:table-cell>
          <table:table-cell table:style-name="ce1" office:value-type="string">
            <text:p>Layout Be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Beschaffung</text:p>
          </table:table-cell>
          <table:table-cell table:style-name="ce1" office:value-type="string">
            <text:p>Preis (einzeln)</text:p>
          </table:table-cell>
          <table:table-cell table:style-name="ce10" office:value-type="string">
            <text:p>Preis</text:p>
          </table:table-cell>
          <table:table-cell table:style-name="ce1" office:value-type="string">
            <text:p>Alternativen</text:p>
          </table:table-cell>
          <table:table-cell table:style-name="ce1"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3"/>
          <table:table-cell table:style-name="ce8"/>
          <table:table-cell/>
          <table:table-cell table:style-name="ce2"/>
          <table:table-cell table:number-columns-repeated="3"/>
        </table:table-row>
        <table:table-row table:style-name="ro2">
          <table:table-cell table:style-name="ce3" office:value-type="string" table:number-columns-spanned="6" table:number-rows-spanned="1">
            <text:p>Kondensatoren, Bauform soweit nicht anders angegeben 0805 min 6V</text:p>
          </table:table-cell>
          <table:covered-table-cell table:number-columns-repeated="3"/>
          <table:covered-table-cell table:style-name="ce8"/>
          <table:covered-table-cell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4]*[.E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Summe:</text:p>
          </table:table-cell>
          <table:table-cell table:style-name="ce9" table:formula="of:=SUM([.F2:.F1003])" office:value-type="currency" office:currency="EUR" office:value="151.37185">
            <text:p>151,37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5]*[.E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6]*[.E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7]*[.E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style-name="ce1" office:value-type="string">
            <text:p>Bilex</text:p>
          </table:table-cell>
          <table:table-cell table:style-name="ce12" table:formula="of:=SUM([.H1:.H1006])" office:value-type="currency" office:currency="EUR" office:value="139.56374">
            <text:p>139,564 €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ATMEGA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8]*[.E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REF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9]*[.E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]*[.E1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1]*[.E11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2]*[.E12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3]*[.E1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2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4]*[.E14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5]*[.E15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6]*[.E16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5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7]*[.E17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7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8]*[.E18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8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9]*[.E19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9</text:p>
          </table:table-cell>
          <table:table-cell table:style-name="ce5" office:value-type="string">
            <text:p>100nF</text:p>
          </table:table-cell>
          <table:table-cell table:style-name="ce5" office:value-type="string">
            <text:p>http://de.mouser.com/ProductDetail/AVX/08055C104JAT2A/?qs=sGAEpiMZZMvQvaS66kI3TvQtHzLs%2fcm3BIwFDJis6qc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20]*[.E20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05">
            <text:p>0,005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0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1]*[.E21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6</text:p>
          </table:table-cell>
          <table:table-cell table:style-name="ce5" office:value-type="string">
            <text:p>10µF min 16V</text:p>
          </table:table-cell>
          <table:table-cell table:style-name="ce5" office:value-type="string">
            <text:p>http://de.mouser.com/ProductDetail/Murata/GRM21BR61C106KE15K/?qs=sGAEpiMZZMvQvaS66kI3Tl9EQMRZ6fPzkKUM4sL4Fwc%3d</text:p>
          </table:table-cell>
          <table:table-cell table:style-name="ce9" table:formula="of:=0.259*1.19" office:value-type="currency" office:currency="EUR" office:value="0.30821">
            <text:p>0,31 €</text:p>
          </table:table-cell>
          <table:table-cell table:style-name="ce9" table:formula="of:=[.A22]*[.E22]" office:value-type="currency" office:currency="EUR" office:value="0.30821">
            <text:p>0,31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4">
            <text:p>0,2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RC</text:p>
          </table:table-cell>
          <table:table-cell table:style-name="ce5" office:value-type="string">
            <text:p>2.7 nF min 16V</text:p>
          </table:table-cell>
          <table:table-cell table:style-name="ce5" office:value-type="string">
            <text:p>http://de.mouser.com/ProductDetail/Xicon/140-CC501B272K-RC/?qs=sGAEpiMZZMvQvaS66kI3TpuA%252bGlvkZdxKyNIt1w2H1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23]*[.E23]" office:value-type="currency" office:currency="EUR" office:value="0.04165">
            <text:p>0,04 €</text:p>
          </table:table-cell>
          <table:table-cell/>
          <table:table-cell table:style-name="ce13" table:formula="of:=[.F23]" office:value-type="currency" office:currency="EUR" office:value="0.04165">
            <text:p>0,042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BT</text:p>
          </table:table-cell>
          <table:table-cell table:style-name="ce5" office:value-type="string">
            <text:p>220nF</text:p>
          </table:table-cell>
          <table:table-cell table:style-name="ce5" office:value-type="string">
            <text:p>http://de.mouser.com/ProductDetail/Kemet/C0805C224Z3VACTU/?qs=sGAEpiMZZMvQvaS66kI3TixMKQMu90H0UHvducvywxo%3d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24]*[.E24]" office:value-type="currency" office:currency="EUR" office:value="0.08806">
            <text:p>0,09 €</text:p>
          </table:table-cell>
          <table:table-cell/>
          <table:table-cell table:style-name="ce13" table:formula="of:=[.F24]" office:value-type="currency" office:currency="EUR" office:value="0.08806">
            <text:p>0,08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QUA_1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5]*[.E25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QUA_2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http://de.mouser.com/ProductDetail/Xicon/140-CC501N220J-RC/?qs=sGAEpiMZZMvQvaS66kI3TgKhK8TKNbtYmKg4de0aUhE%3d</text:p>
          </table:table-cell>
          <table:table-cell table:style-name="ce9" table:formula="of:=1.19*0.053" office:value-type="currency" office:currency="EUR" office:value="0.06307">
            <text:p>0,06 €</text:p>
          </table:table-cell>
          <table:table-cell table:style-name="ce9" table:formula="of:=[.A26]*[.E26]" office:value-type="currency" office:currency="EUR" office:value="0.06307">
            <text:p>0,06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23">
            <text:p>0,02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8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7]*[.E27]" office:value-type="currency" office:currency="EUR" office:value="0.14756">
            <text:p>0,15 €</text:p>
          </table:table-cell>
          <table:table-cell/>
          <table:table-cell table:style-name="ce13" table:formula="of:=[.F27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39</text:p>
          </table:table-cell>
          <table:table-cell table:style-name="ce5" office:value-type="string">
            <text:p>2µ2 min 25V</text:p>
          </table:table-cell>
          <table:table-cell table:style-name="ce5" office:value-type="string">
            <text:p>http://de.mouser.com/ProductDetail/Vishay-Vitramon/VJ0805V225ZXQTW1BC/?qs=sGAEpiMZZMvQvaS66kI3Tjx8j43oFrQZXbbwdE6Ld5k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28]*[.E28]" office:value-type="currency" office:currency="EUR" office:value="0.14756">
            <text:p>0,15 €</text:p>
          </table:table-cell>
          <table:table-cell/>
          <table:table-cell table:style-name="ce13" table:formula="of:=[.F28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9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29]*[.E29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46</text:p>
          </table:table-cell>
          <table:table-cell table:style-name="ce5" office:value-type="string">
            <text:p>470µF, 8X13R Elko, min 16V</text:p>
          </table:table-cell>
          <table:table-cell table:style-name="ce5" office:value-type="string">
            <text:p>http://de.mouser.com/ProductDetail/Nichicon/UVR1C471MPD1TA/?qs=sGAEpiMZZMvwFf0viD3Y3UQjCBAmXhuzhOrVlQhrO20%3d</text:p>
          </table:table-cell>
          <table:table-cell table:style-name="ce9" table:formula="of:=1.19*0.061" office:value-type="currency" office:currency="EUR" office:value="0.07259">
            <text:p>0,07 €</text:p>
          </table:table-cell>
          <table:table-cell table:style-name="ce9" table:formula="of:=[.A30]*[.E30]" office:value-type="currency" office:currency="EUR" office:value="0.07259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7">
            <text:p>0,047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_QUA_3</text:p>
          </table:table-cell>
          <table:table-cell table:style-name="ce5" office:value-type="string">
            <text:p>82 pF</text:p>
          </table:table-cell>
          <table:table-cell table:style-name="ce5" office:value-type="string">
            <text:p>http://de.mouser.com/ProductDetail/Vishay-Vitramon/VJ0805A820KXAAC/?qs=sGAEpiMZZMvQvaS66kI3Tj6lqkfNYXY9ztGLUrkYrpg%3d</text:p>
          </table:table-cell>
          <table:table-cell table:style-name="ce9" table:formula="of:=1.19*0.05" office:value-type="currency" office:currency="EUR" office:value="0.0595">
            <text:p>0,06 €</text:p>
          </table:table-cell>
          <table:table-cell table:style-name="ce9" table:formula="of:=[.A31]*[.E30]" office:value-type="currency" office:currency="EUR" office:value="0.07259">
            <text:p>0,07 €</text:p>
          </table:table-cell>
          <table:table-cell/>
          <table:table-cell table:style-name="ce13" table:formula="of:=[.F31]" office:value-type="currency" office:currency="EUR" office:value="0.07259">
            <text:p>0,07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4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2]*[.E32]" office:value-type="currency" office:currency="EUR" office:value="0.14756">
            <text:p>0,15 €</text:p>
          </table:table-cell>
          <table:table-cell/>
          <table:table-cell table:style-name="ce13" table:formula="of:=[.F32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C15</text:p>
          </table:table-cell>
          <table:table-cell table:style-name="ce5" office:value-type="string">
            <text:p>820pF</text:p>
          </table:table-cell>
          <table:table-cell table:style-name="ce5" office:value-type="string">
            <text:p>http://de.mouser.com/ProductDetail/Murata/GRM216R71H821KA01D/?qs=sGAEpiMZZMvQvaS66kI3Tnh3JH5UIRAuDUwTLcK8XVM%3d</text:p>
          </table:table-cell>
          <table:table-cell table:style-name="ce9" table:formula="of:=1.19*0.124" office:value-type="currency" office:currency="EUR" office:value="0.14756">
            <text:p>0,15 €</text:p>
          </table:table-cell>
          <table:table-cell table:style-name="ce9" table:formula="of:=[.A33]*[.E33]" office:value-type="currency" office:currency="EUR" office:value="0.14756">
            <text:p>0,15 €</text:p>
          </table:table-cell>
          <table:table-cell/>
          <table:table-cell table:style-name="ce13" table:formula="of:=[.F33]" office:value-type="currency" office:currency="EUR" office:value="0.14756">
            <text:p>0,148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Widerstände, Bauform soweit nicht anders angegeben 0805 <text:s/>0.1W, 5%</text:p>
          </table:table-cell>
          <table:covered-table-cell table:style-name="ce2"/>
          <table:covered-table-cell table:number-columns-repeated="4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8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http://de.mouser.com/ProductDetail/Vishay-Dale/CRCW08050000Z0EA/?qs=sGAEpiMZZMvdGkrng054t9YoKDts9whpdD7cazBrJxs%3d</text:p>
          </table:table-cell>
          <table:table-cell table:style-name="ce9" table:formula="of:=0.058*1.19" office:value-type="currency" office:currency="EUR" office:value="0.06902">
            <text:p>0,07 €</text:p>
          </table:table-cell>
          <table:table-cell table:style-name="ce9" table:formula="of:=[.A37]*[.E37]" office:value-type="currency" office:currency="EUR" office:value="0.06902">
            <text:p>0,07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</text:p>
          </table:table-cell>
          <table:table-cell table:style-name="ce6" office:value-type="float" office:value="10">
            <text:p>10</text:p>
          </table:table-cell>
          <table:table-cell table:style-name="ce5" office:value-type="string">
            <text:p>http://de.mouser.com/ProductDetail/Panasonic-Electronic-Components/ERJ-6GEYJ100V/?qs=sGAEpiMZZMvdGkrng054tw5%2fFYq5P%2fDo2SI8mXJB1oo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8]*[.E3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39]*[.E3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0]*[.E4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9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1]*[.E4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2]*[.E4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2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3]*[.E4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4]*[.E4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5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5]*[.E4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6]*[.E4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0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7]*[.E4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1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8]*[.E4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3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49]*[.E4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4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0]*[.E5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6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1]*[.E5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7</text:p>
          </table:table-cell>
          <table:table-cell table:style-name="ce6" office:value-type="float" office:value="90">
            <text:p>90</text:p>
          </table:table-cell>
          <table:table-cell table:style-name="ce5" office:value-type="string">
            <text:p>http://de.mouser.com/ProductDetail/Panasonic-Electronic-Components/ERJ-6GEYJ910V/?qs=sGAEpiMZZMvdGkrng054tx7%2f6%252bNA3LAJEAqntqnlEi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2]*[.E5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3]*[.E5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8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4]*[.E5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1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5]*[.E5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4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6]*[.E5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9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7]*[.E5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2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8]*[.E5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5</text:p>
          </table:table-cell>
          <table:table-cell table:style-name="ce6" office:value-type="float" office:value="100">
            <text:p>100</text:p>
          </table:table-cell>
          <table:table-cell table:style-name="ce5" office:value-type="string">
            <text:p>http://de.mouser.com/ProductDetail/Panasonic-Electronic-Components/ERJ-6GEYJ101V/?qs=sGAEpiMZZMvdGkrng054txqI5fKHz4dd4z3NFfQ2Uk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59]*[.E5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OIL_V_DIV_2</text:p>
          </table:table-cell>
          <table:table-cell table:style-name="ce6" office:value-type="string">
            <text:p>220 <text:span text:style-name="T1">&gt;0,25W</text:span>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0]*[.E6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CNT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1]*[.E6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ATA</text:p>
          </table:table-cell>
          <table:table-cell table:style-name="ce6" office:value-type="float" office:value="220">
            <text:p>220</text:p>
          </table:table-cell>
          <table:table-cell table:style-name="ce5" office:value-type="string">
            <text:p>http://de.mouser.com/ProductDetail/Panasonic-Electronic-Components/ERJ-6GEYJ221V/?qs=sGAEpiMZZMvdGkrng054t6PUNRkOMB0WbfiCEKhKRew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2]*[.E6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63]*[.E63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</text:p>
          </table:table-cell>
          <table:table-cell table:style-name="ce7" office:value-type="float" office:value="250">
            <text:p>250</text:p>
          </table:table-cell>
          <table:table-cell table:style-name="ce5" office:value-type="string">
            <text:p>http://de.mouser.com/ProductDetail/Xicon/292-249-RC/?qs=sGAEpiMZZMvdGkrng054t8lOJXaSLISFFwi5ZLlg6o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4]*[.E64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7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5]*[.E65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8</text:p>
          </table:table-cell>
          <table:table-cell table:style-name="ce7" office:value-type="float" office:value="310">
            <text:p>310</text:p>
          </table:table-cell>
          <table:table-cell table:style-name="ce5" office:value-type="string">
            <text:p>http://de.mouser.com/ProductDetail/Xicon/292-309-RC/?qs=sGAEpiMZZMvdGkrng054t8lOJXaSLISFuEq9C%252bagP5s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6]*[.E66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7" office:value-type="float" office:value="490">
            <text:p>490</text:p>
          </table:table-cell>
          <table:table-cell table:style-name="ce5" office:value-type="string">
            <text:p>http://de.mouser.com/ProductDetail/Xicon/292-487-RC/?qs=sGAEpiMZZMvdGkrng054t9f8DIwRY5FXaVoOdNBj%2fmg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7]*[.E67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7" office:value-type="float" office:value="560">
            <text:p>560</text:p>
          </table:table-cell>
          <table:table-cell table:style-name="ce5" office:value-type="string">
            <text:p>http://de.mouser.com/ProductDetail/Panasonic-Electronic-Components/ERJ-6GEYJ561V/?qs=sGAEpiMZZMvdGkrng054tx7%2f6%252bNA3LAJXSxOhGNhnis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68]*[.E6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5</text:p>
          </table:table-cell>
          <table:table-cell table:style-name="ce7" office:value-type="float" office:value="565">
            <text:p>565</text:p>
          </table:table-cell>
          <table:table-cell table:style-name="ce5" office:value-type="string">
            <text:p>http://de.mouser.com/ProductDetail/Xicon/292-562-RC/?qs=sGAEpiMZZMvdGkrng054t0gHKpn%2fdT0BZMbL1vl8eaA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69]*[.E69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1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0]*[.E7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1]*[.E7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CK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2]*[.E7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CS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3]*[.E7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I_H</text:p>
          </table:table-cell>
          <table:table-cell table:style-name="ce7" office:value-type="string">
            <text:p>1,2k</text:p>
          </table:table-cell>
          <table:table-cell table:style-name="ce5" office:value-type="string">
            <text:p>http://de.mouser.com/ProductDetail/Panasonic-Electronic-Components/ERJ-6GEYJ122V/?qs=sGAEpiMZZMvdGkrng054tx7%2f6%252bNA3LAJa1neVUN%252bHs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4]*[.E7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5]*[.E7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9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6]*[.E7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CL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7]*[.E7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DA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8]*[.E7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REF_L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79]*[.E7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SD_PWR_UP</text:p>
          </table:table-cell>
          <table:table-cell table:style-name="ce7" office:value-type="string">
            <text:p>10k</text:p>
          </table:table-cell>
          <table:table-cell table:style-name="ce5" office:value-type="string">
            <text:p>http://de.mouser.com/ProductDetail/Panasonic-Electronic-Components/ERJ-6GEYJ103V/?qs=sGAEpiMZZMvdGkrng054tw5%2fFYq5P%2fDoptwr3Ssk4hI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80]*[.E80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S1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1]*[.E8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S2</text:p>
          </table:table-cell>
          <table:table-cell table:style-name="ce7" office:value-type="float" office:value="15.5">
            <text:p>15,5</text:p>
          </table:table-cell>
          <table:table-cell table:style-name="ce5" office:value-type="string">
            <text:p>http://de.mouser.com/ProductDetail/Xicon/292-154-RC/?qs=sGAEpiMZZMvdGkrng054txGVewebegqmFjOwg5f9Wbg%3d</text:p>
          </table:table-cell>
          <table:table-cell table:style-name="ce9" table:formula="of:=1.19* 0.035" office:value-type="currency" office:currency="EUR" office:value="0.04165">
            <text:p>0,04 €</text:p>
          </table:table-cell>
          <table:table-cell table:style-name="ce9" table:formula="of:=[.A82]*[.E82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5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3]*[.E8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6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4]*[.E8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7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5]*[.E8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LED_5V</text:p>
          </table:table-cell>
          <table:table-cell table:style-name="ce7" office:value-type="string">
            <text:p>1k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6]*[.E8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28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7]*[.E87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TEMP_ALERT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8]*[.E88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LOW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89]*[.E89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EC_L1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0]*[.E90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EC_L2</text:p>
          </table:table-cell>
          <table:table-cell table:style-name="ce7" office:value-type="string">
            <text:p>1k </text:p>
          </table:table-cell>
          <table:table-cell table:style-name="ce5" office:value-type="string">
            <text:p>http://de.mouser.com/ProductDetail/Panasonic-Electronic-Components/ERJ-6GEYJ102V/?qs=sGAEpiMZZMvdGkrng054tw5%2fFYq5P%2fDoOBVBpDrYFM8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1]*[.E91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0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2]*[.E92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3]*[.E93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SCK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4]*[.E94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CS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5]*[.E95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I_L</text:p>
          </table:table-cell>
          <table:table-cell table:style-name="ce7" office:value-type="string">
            <text:p>2,7k</text:p>
          </table:table-cell>
          <table:table-cell table:style-name="ce5" office:value-type="string">
            <text:p>http://de.mouser.com/ProductDetail/Panasonic-Electronic-Components/ERJ-6GEYJ272V/?qs=sGAEpiMZZMvdGkrng054tw5%2fFYq5P%2fDoW8nEBucUt6A%3d</text:p>
          </table:table-cell>
          <table:table-cell table:style-name="ce9" table:formula="of:=1.19*0.033" office:value-type="currency" office:currency="EUR" office:value="0.03927">
            <text:p>0,04 €</text:p>
          </table:table-cell>
          <table:table-cell table:style-name="ce9" table:formula="of:=[.A96]*[.E96]" office:value-type="currency" office:currency="EUR" office:value="0.0392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HIGH</text:p>
          </table:table-cell>
          <table:table-cell table:style-name="ce7" office:value-type="string">
            <text:p>2k </text:p>
          </table:table-cell>
          <table:table-cell table:style-name="ce5" office:value-type="string">
            <text:p>http://de.mouser.com/ProductDetail/Panasonic-Electronic-Components/ERJ-6GEYJ202V/?qs=sGAEpiMZZMvdGkrng054tw5%2fFYq5P%2fDodVu%2fzXiSmxQ%3d</text:p>
          </table:table-cell>
          <table:table-cell table:style-name="ce9" table:formula="of:=1.19*0.03" office:value-type="currency" office:currency="EUR" office:value="0.0357">
            <text:p>0,04 €</text:p>
          </table:table-cell>
          <table:table-cell table:style-name="ce9" table:formula="of:=[.A97]*[.E97]" office:value-type="currency" office:currency="EUR" office:value="0.0357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0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8]*[.E98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DZ_DIV1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99]*[.E99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EXT4</text:p>
          </table:table-cell>
          <table:table-cell table:style-name="ce7" office:value-type="string">
            <text:p>5k</text:p>
          </table:table-cell>
          <table:table-cell table:style-name="ce5" office:value-type="string">
            <text:p>http://de.mouser.com/ProductDetail/Vishay-Dale/CRCW08055K00FKTA/?qs=sGAEpiMZZMvdGkrng054t2N1eCmSkoHlzYZIOhJ6Kfc%3d</text:p>
          </table:table-cell>
          <table:table-cell table:style-name="ce9" table:formula="of:=1.19*0.066" office:value-type="currency" office:currency="EUR" office:value="0.07854">
            <text:p>0,08 €</text:p>
          </table:table-cell>
          <table:table-cell table:style-name="ce9" table:formula="of:=[.A100]*[.E100]" office:value-type="currency" office:currency="EUR" office:value="0.07854">
            <text:p>0,08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7" office:value-type="string">
            <text:p>7k</text:p>
          </table:table-cell>
          <table:table-cell table:style-name="ce5" office:value-type="string">
            <text:p>http://de.mouser.com/ProductDetail/Xicon/292-715K-RC/?qs=sGAEpiMZZMvdGkrng054t9D9J%252biYiwNK1lLJgstsq4w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1]*[.E101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_V_REF_H</text:p>
          </table:table-cell>
          <table:table-cell table:style-name="ce7" office:value-type="string">
            <text:p>82k</text:p>
          </table:table-cell>
          <table:table-cell table:style-name="ce5" office:value-type="string">
            <text:p>http://de.mouser.com/ProductDetail/Xicon/260-82K-RC/?qs=sGAEpiMZZMvdGkrng054t2K7laNvUZ0%252bVYe6BQbVD2o%3d</text:p>
          </table:table-cell>
          <table:table-cell table:style-name="ce9" table:formula="of:=1.19*0.035" office:value-type="currency" office:currency="EUR" office:value="0.04165">
            <text:p>0,04 €</text:p>
          </table:table-cell>
          <table:table-cell table:style-name="ce9" table:formula="of:=[.A102]*[.E102]" office:value-type="currency" office:currency="EUR" office:value="0.04165">
            <text:p>0,04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5" office:value-type="string">
            <text:p>R_RC</text:p>
          </table:table-cell>
          <table:table-cell table:style-name="ce7" office:value-type="string">
            <text:p>20k <text:s/><text:span text:style-name="T1">1%</text:span></text:p>
          </table:table-cell>
          <table:table-cell table:style-name="ce5" office:value-type="string">
            <text:p>http://de.mouser.com/ProductDetail/Bourns/CR0805-FX-2002ELF/?qs=sGAEpiMZZMvdGkrng054t3VembYjER8we0smGMhv9LA%3d</text:p>
          </table:table-cell>
          <table:table-cell table:style-name="ce9" table:formula="of:=1.19*0.041" office:value-type="currency" office:currency="EUR" office:value="0.04879">
            <text:p>0,05 €</text:p>
          </table:table-cell>
          <table:table-cell table:style-name="ce9" table:formula="of:=[.A103]*[.E103]" office:value-type="currency" office:currency="EUR" office:value="0.04879">
            <text:p>0,05 €</text:p>
          </table:table-cell>
          <table:table-cell table:style-name="ce11" office:value-type="string">
            <text:p>Bilex</text:p>
          </table:table-cell>
          <table:table-cell table:style-name="ce12" table:formula="of:=[.$H$37]" office:value-type="currency" office:currency="EUR" office:value="0.013">
            <text:p>0,013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42</text:p>
          </table:table-cell>
          <table:table-cell table:style-name="ce7" office:value-type="string">
            <text:p>n.B.</text:p>
          </table:table-cell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n.b.</text:p>
          </table:table-cell>
          <table:table-cell table:style-name="ce8" table:number-columns-repeated="2"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LEDs, Bauform soweit nicht anders angegeben 0805 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3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09]*[.E109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4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0]*[.E110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PS_FIX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1]*[.E111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PWR_LED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2]*[.E112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RE_OIL</text:p>
          </table:table-cell>
          <table:table-cell table:style-name="ce5" office:value-type="string">
            <text:p>LED 1.7V 20mA Red</text:p>
          </table:table-cell>
          <table:table-cell table:style-name="ce5" office:value-type="string">
            <text:p>https://de.mouser.com/Search/ProductDetail.aspx?R=598-8110-107Fvirtualkey64500000virtualkey645-598-8110-107F</text:p>
          </table:table-cell>
          <table:table-cell table:style-name="ce9" table:formula="of:=1.19*0.083" office:value-type="currency" office:currency="EUR" office:value="0.09877">
            <text:p>0,10 €</text:p>
          </table:table-cell>
          <table:table-cell table:style-name="ce9" table:formula="of:=[.A113]*[.E113]" office:value-type="currency" office:currency="EUR" office:value="0.09877">
            <text:p>0,1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0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4]*[.E114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BL_L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5]*[.E115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BLR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6]*[.E116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GR_N</text:p>
          </table:table-cell>
          <table:table-cell table:style-name="ce5" office:value-type="string">
            <text:p>LED 1.8V 20mA Green</text:p>
          </table:table-cell>
          <table:table-cell table:style-name="ce5" office:value-type="string">
            <text:p>https://de.mouser.com/Search/ProductDetail.aspx?R=598-8160-107Fvirtualkey64500000virtualkey645-598-8160-107F</text:p>
          </table:table-cell>
          <table:table-cell table:style-name="ce9" table:formula="of:=1.19*0.074" office:value-type="currency" office:currency="EUR" office:value="0.08806">
            <text:p>0,09 €</text:p>
          </table:table-cell>
          <table:table-cell table:style-name="ce9" table:formula="of:=[.A117]*[.E117]" office:value-type="currency" office:currency="EUR" office:value="0.08806">
            <text:p>0,09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8]*[.E118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5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19]*[.E119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_BL_HB</text:p>
          </table:table-cell>
          <table:table-cell table:style-name="ce5" office:value-type="string">
            <text:p>LED 3.2V 20mA Blue </text:p>
          </table:table-cell>
          <table:table-cell table:style-name="ce5" office:value-type="string">
            <text:p>https://de.mouser.com/Search/ProductDetail.aspx?R=EL-17-21%2fBHC-AN1P2%2f3Tvirtualkey63810000virtualkey638-172BHC-AN1P23T</text:p>
          </table:table-cell>
          <table:table-cell table:style-name="ce9" table:formula="of:=1.19*0.164" office:value-type="currency" office:currency="EUR" office:value="0.19516">
            <text:p>0,20 €</text:p>
          </table:table-cell>
          <table:table-cell table:style-name="ce9" table:formula="of:=[.A120]*[.E120]" office:value-type="currency" office:currency="EUR" office:value="0.19516">
            <text:p>0,20 €</text:p>
          </table:table-cell>
          <table:table-cell table:style-name="ce11" office:value-type="string">
            <text:p>Bilex</text:p>
          </table:table-cell>
          <table:table-cell table:style-name="ce12" table:formula="of:=[.$H$109]" office:value-type="currency" office:currency="EUR" office:value="0.044">
            <text:p>0,044 €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5" office:value-type="string">
            <text:p>L1,L2,L3,L4,L5,L6,L7</text:p>
          </table:table-cell>
          <table:table-cell table:style-name="ce5" office:value-type="string">
            <text:p>RGBLED</text:p>
          </table:table-cell>
          <table:table-cell table:style-name="ce5" office:value-type="string">
            <text:p>http://de.mouser.com/ProductDetail/OSRAM-Opto-Semiconductors/LRTBGFTM-ST7-1+VV9-29+Q5R/?qs=sGAEpiMZZMtEjy7lsqBi5dRYf4FN5td3GgplTFGf7Zc%3d</text:p>
          </table:table-cell>
          <table:table-cell table:style-name="ce9" table:formula="of:=1.19*0.553" office:value-type="currency" office:currency="EUR" office:value="0.65807">
            <text:p>0,66 €</text:p>
          </table:table-cell>
          <table:table-cell table:style-name="ce9" table:formula="of:=[.A121]*[.E121]" office:value-type="currency" office:currency="EUR" office:value="4.60649">
            <text:p>4,61 €</text:p>
          </table:table-cell>
          <table:table-cell table:style-name="ce11" office:value-type="string">
            <text:p>Bilex</text:p>
          </table:table-cell>
          <table:table-cell table:style-name="ce12" table:formula="of:=[.F121]" office:value-type="currency" office:currency="EUR" office:value="4.60649">
            <text:p>4,606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Dioden, Bauform soweit nicht anders angegeben SMB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6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SMBZ5932B-E3-52/?qs=sGAEpiMZZMstCHp3EWKGl1EkEk9bRQ8ESkfp5BWHGIk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5]*[.E125]" office:value-type="currency" office:currency="EUR" office:value="0.37366">
            <text:p>0,37 €</text:p>
          </table:table-cell>
          <table:table-cell/>
          <table:table-cell table:style-name="ce13" table:formula="of:=[.F125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8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6]*[.E126]" office:value-type="currency" office:currency="EUR" office:value="0.37366">
            <text:p>0,37 €</text:p>
          </table:table-cell>
          <table:table-cell/>
          <table:table-cell table:style-name="ce13" table:formula="of:=[.F126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9</text:p>
          </table:table-cell>
          <table:table-cell table:style-name="ce5" office:value-type="string">
            <text:p>20V-Zdiode</text:p>
          </table:table-cell>
          <table:table-cell table:style-name="ce5" office:value-type="string">
            <text:p>http://de.mouser.com/ProductDetail/Vishay-Semiconductors/BZT55C22-GS18/?qs=sGAEpiMZZMstCHp3EWKGl1tP683WM1O4%252blFD0Lr4TFQ%3d</text:p>
          </table:table-cell>
          <table:table-cell table:style-name="ce9" table:formula="of:=1.19*0.314" office:value-type="currency" office:currency="EUR" office:value="0.37366">
            <text:p>0,37 €</text:p>
          </table:table-cell>
          <table:table-cell table:style-name="ce9" table:formula="of:=[.A127]*[.E127]" office:value-type="currency" office:currency="EUR" office:value="0.37366">
            <text:p>0,37 €</text:p>
          </table:table-cell>
          <table:table-cell/>
          <table:table-cell table:style-name="ce13" table:formula="of:=[.F127]" office:value-type="currency" office:currency="EUR" office:value="0.37366">
            <text:p>0,37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45</text:p>
          </table:table-cell>
          <table:table-cell table:style-name="ce5" office:value-type="string">
            <text:p>1SMB5936</text:p>
          </table:table-cell>
          <table:table-cell table:style-name="ce5" office:value-type="string">
            <text:p>http://de.mouser.com/ProductDetail/Taiwan-Semiconductor/1SMB5936/?qs=sGAEpiMZZMstCHp3EWKGlyJsG336mKN7iGDWQsQNgUk%3d</text:p>
          </table:table-cell>
          <table:table-cell table:style-name="ce9" table:formula="of:=1.19*0.239" office:value-type="currency" office:currency="EUR" office:value="0.28441">
            <text:p>0,28 €</text:p>
          </table:table-cell>
          <table:table-cell table:style-name="ce9" table:formula="of:=[.A128]*[.E128]" office:value-type="currency" office:currency="EUR" office:value="0.28441">
            <text:p>0,28 €</text:p>
          </table:table-cell>
          <table:table-cell/>
          <table:table-cell table:style-name="ce13" table:formula="of:=[.F128]" office:value-type="currency" office:currency="EUR" office:value="0.28441">
            <text:p>0,284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4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29]*[.E129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5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0]*[.E130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1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1]*[.E131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D7</text:p>
          </table:table-cell>
          <table:table-cell table:style-name="ce5" office:value-type="string">
            <text:p>SS24</text:p>
          </table:table-cell>
          <table:table-cell table:style-name="ce5" office:value-type="string">
            <text:p>http://de.mouser.com/ProductDetail/Fairchild-Semiconductor/SS24/?qs=sGAEpiMZZMs0LZZU6IgSfpGmLMcsloeXByWUHquFTMI%3d</text:p>
          </table:table-cell>
          <table:table-cell table:style-name="ce9" table:formula="of:=1.19*0.289" office:value-type="currency" office:currency="EUR" office:value="0.34391">
            <text:p>0,34 €</text:p>
          </table:table-cell>
          <table:table-cell table:style-name="ce9" table:formula="of:=[.A132]*[.E132]" office:value-type="currency" office:currency="EUR" office:value="0.34391">
            <text:p>0,34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23">
            <text:p>0,123 €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onstige Bauteile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T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6]*[.E136]" office:value-type="currency" office:currency="EUR" office:value="0.09758">
            <text:p>0,10 €</text:p>
          </table:table-cell>
          <table:table-cell/>
          <table:table-cell table:style-name="ce13" table:formula="of:=[.F136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X</text:p>
          </table:table-cell>
          <table:table-cell table:style-name="ce5" office:value-type="string">
            <text:p>1x2 Stiftleiste RM 2,54mm</text:p>
          </table:table-cell>
          <table:table-cell table:style-name="ce5" office:value-type="string">
            <text:p>http://de.mouser.com/ProductDetail/Molex/22-28-5020/?qs=sGAEpiMZZMtsLRyDR9nM1xLIxIpBOgV0bdXNdjSfe88%3d</text:p>
          </table:table-cell>
          <table:table-cell table:style-name="ce9" table:formula="of:=1.19*0.082" office:value-type="currency" office:currency="EUR" office:value="0.09758">
            <text:p>0,10 €</text:p>
          </table:table-cell>
          <table:table-cell table:style-name="ce9" table:formula="of:=[.A137]*[.E137]" office:value-type="currency" office:currency="EUR" office:value="0.09758">
            <text:p>0,10 €</text:p>
          </table:table-cell>
          <table:table-cell/>
          <table:table-cell table:style-name="ce13" table:formula="of:=[.F137]" office:value-type="currency" office:currency="EUR" office:value="0.09758">
            <text:p>0,09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1x20 Stiftleiste RM 2,54mm</text:p>
          </table:table-cell>
          <table:table-cell table:style-name="ce5" office:value-type="string">
            <text:p>http://de.mouser.com/ProductDetail/FCI/68001-420HLF/?qs=sGAEpiMZZMtsLRyDR9nM1w6nqlNYS%252bmLdGRVSwRU3UM%3d</text:p>
          </table:table-cell>
          <table:table-cell table:style-name="ce9" table:formula="of:=0.39*1.19" office:value-type="currency" office:currency="EUR" office:value="0.4641">
            <text:p>0,46 €</text:p>
          </table:table-cell>
          <table:table-cell table:style-name="ce9" table:formula="of:=[.A138]*[.E138]" office:value-type="currency" office:currency="EUR" office:value="0.4641">
            <text:p>0,46 €</text:p>
          </table:table-cell>
          <table:table-cell/>
          <table:table-cell table:style-name="ce13" table:formula="of:=[.F138]" office:value-type="currency" office:currency="EUR" office:value="0.4641">
            <text:p>0,464 €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5" office:value-type="string">
            <text:p>T1,T2,T3</text:p>
          </table:table-cell>
          <table:table-cell table:style-name="ce5" office:value-type="string">
            <text:p>2N7002BKW,115</text:p>
          </table:table-cell>
          <table:table-cell table:style-name="ce5" office:value-type="string">
            <text:p>http://de.mouser.com/ProductDetail/NXP-Semiconductors/2N7002BKW115/?qs=sGAEpiMZZMv4eh0jmGe02ysUrjeQFOta5JGI1XFmH2Y%3d</text:p>
          </table:table-cell>
          <table:table-cell table:style-name="ce9" table:formula="of:=1.19*0.052" office:value-type="currency" office:currency="EUR" office:value="0.06188">
            <text:p>0,06 €</text:p>
          </table:table-cell>
          <table:table-cell table:style-name="ce9" table:formula="of:=[.A139]*[.E139]" office:value-type="currency" office:currency="EUR" office:value="0.18564">
            <text:p>0,19 €</text:p>
          </table:table-cell>
          <table:table-cell/>
          <table:table-cell table:style-name="ce13" table:formula="of:=[.F139]" office:value-type="currency" office:currency="EUR" office:value="0.18564">
            <text:p>0,186 €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JP1,JP2</text:p>
          </table:table-cell>
          <table:table-cell table:style-name="ce5" office:value-type="string">
            <text:p>2x3 Stiftleiste RM 2,54mm</text:p>
          </table:table-cell>
          <table:table-cell table:style-name="ce5" office:value-type="string">
            <text:p>http://de.mouser.com/ProductDetail/Harwin/M20-9980346/?qs=sGAEpiMZZMtsLRyDR9nM1%252bmess1WSkgVWfxa2%2fK5GZY%3d</text:p>
          </table:table-cell>
          <table:table-cell table:style-name="ce9" table:formula="of:=1.19*0.25" office:value-type="currency" office:currency="EUR" office:value="0.2975">
            <text:p>0,30 €</text:p>
          </table:table-cell>
          <table:table-cell table:style-name="ce9" table:formula="of:=[.A140]*[.E140]" office:value-type="currency" office:currency="EUR" office:value="0.595">
            <text:p>0,6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34">
            <text:p>0,3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DCDC53.3</text:p>
          </table:table-cell>
          <table:table-cell table:style-name="ce5" office:value-type="string">
            <text:p>AP1117E33G</text:p>
          </table:table-cell>
          <table:table-cell table:style-name="ce5" office:value-type="string">
            <text:p>http://de.mouser.com/ProductDetail/Diodes-Inc/AP1117E33G-13/?qs=sGAEpiMZZMsGz1a6aV8DcBongxLutZaODvyeB%2fW9Bgc%3d</text:p>
          </table:table-cell>
          <table:table-cell table:style-name="ce9" table:formula="of:=0.363*1.19" office:value-type="currency" office:currency="EUR" office:value="0.43197">
            <text:p>0,43 €</text:p>
          </table:table-cell>
          <table:table-cell table:style-name="ce9" table:formula="of:=[.A141]*[.E141]" office:value-type="currency" office:currency="EUR" office:value="0.43197">
            <text:p>0,43 €</text:p>
          </table:table-cell>
          <table:table-cell/>
          <table:table-cell table:style-name="ce13" table:formula="of:=[.F141]" office:value-type="currency" office:currency="EUR" office:value="0.43197">
            <text:p>0,432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4</text:p>
          </table:table-cell>
          <table:table-cell table:style-name="ce5" office:value-type="string">
            <text:p>Atmega2560, TQFP100</text:p>
          </table:table-cell>
          <table:table-cell table:style-name="ce5" office:value-type="string">
            <text:p>http://de.mouser.com/ProductDetail/Atmel/ATmega2560-16AU/?qs=sGAEpiMZZMtkfMPOFRTOl4TPj%252bk4h3O1</text:p>
          </table:table-cell>
          <table:table-cell table:style-name="ce9" table:formula="of:=14.52*1.2" office:value-type="currency" office:currency="EUR" office:value="17.424">
            <text:p>17,42 €</text:p>
          </table:table-cell>
          <table:table-cell table:style-name="ce9" table:formula="of:=[.A142]*[.E142]" office:value-type="currency" office:currency="EUR" office:value="17.424">
            <text:p>17,4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11.12">
            <text:p>11,12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2</text:p>
          </table:table-cell>
          <table:table-cell table:style-name="ce5" office:value-type="string">
            <text:p>Atmega8, TQFP32</text:p>
          </table:table-cell>
          <table:table-cell table:style-name="ce5" office:value-type="string">
            <text:p>http://de.mouser.com/ProductDetail/Atmel/ATMEGA88PA-AU/?qs=sGAEpiMZZMuejTFqD3Nt%252bOPjs0BY82XT</text:p>
          </table:table-cell>
          <table:table-cell table:style-name="ce9" table:formula="of:=2.1*1.19" office:value-type="currency" office:currency="EUR" office:value="2.499">
            <text:p>2,50 €</text:p>
          </table:table-cell>
          <table:table-cell table:style-name="ce9" table:formula="of:=[.A143]*[.E143]" office:value-type="currency" office:currency="EUR" office:value="2.499">
            <text:p>2,5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2.97">
            <text:p>2,97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</text:p>
          </table:table-cell>
          <table:table-cell table:style-name="ce5" office:value-type="string">
            <text:p>Batterie für RTC</text:p>
          </table:table-cell>
          <table:table-cell table:style-name="ce5" office:value-type="string">
            <text:p>http://de.mouser.com/ProductDetail/Renata/CR2016-MFRTS/?qs=sGAEpiMZZMuauSEoLDNvSu7sAmakP0ZEzrmnmvSYEgo%3d</text:p>
          </table:table-cell>
          <table:table-cell table:style-name="ce9" table:formula="of:=0.82*1.19" office:value-type="currency" office:currency="EUR" office:value="0.9758">
            <text:p>0,98 €</text:p>
          </table:table-cell>
          <table:table-cell table:style-name="ce9" table:formula="of:=[.A144]*[.E144]" office:value-type="currency" office:currency="EUR" office:value="0.9758">
            <text:p>0,98 €</text:p>
          </table:table-cell>
          <table:table-cell/>
          <table:table-cell table:style-name="ce13" table:formula="of:=[.F144]" office:value-type="currency" office:currency="EUR" office:value="0.9758">
            <text:p>0,976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AT_CLIP</text:p>
          </table:table-cell>
          <table:table-cell table:style-name="ce5" office:value-type="string">
            <text:p>Batteriehalter</text:p>
          </table:table-cell>
          <table:table-cell table:style-name="ce5" office:value-type="string">
            <text:p>http://de.mouser.com/ProductDetail/Keystone-Electronics/3000TR/?qs=sGAEpiMZZMupuRtfu7GC%252beGJ107FIWf8f6Iz%2f7PG2SQ%3d</text:p>
          </table:table-cell>
          <table:table-cell table:style-name="ce9" table:formula="of:=1.19*0.546" office:value-type="currency" office:currency="EUR" office:value="0.64974">
            <text:p>0,65 €</text:p>
          </table:table-cell>
          <table:table-cell table:style-name="ce9" table:formula="of:=[.A145]*[.E145]" office:value-type="currency" office:currency="EUR" office:value="0.64974">
            <text:p>0,65 €</text:p>
          </table:table-cell>
          <table:table-cell/>
          <table:table-cell table:style-name="ce13" table:formula="of:=[.F145]" office:value-type="currency" office:currency="EUR" office:value="0.64974">
            <text:p>0,6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BTM222</text:p>
          </table:table-cell>
          <table:table-cell table:style-name="ce5" office:value-type="string">
            <text:p>Bluetooth</text:p>
          </table:table-cell>
          <table:table-cell table:style-name="ce5" office:value-type="string">
            <text:p>ebay</text:p>
          </table:table-cell>
          <table:table-cell table:style-name="ce9" office:value-type="currency" office:currency="EUR" office:value="13.5">
            <text:p>13,50 €</text:p>
          </table:table-cell>
          <table:table-cell table:style-name="ce9" table:formula="of:=[.A146]*[.E146]" office:value-type="currency" office:currency="EUR" office:value="13.5">
            <text:p>13,50 €</text:p>
          </table:table-cell>
          <table:table-cell/>
          <table:table-cell table:style-name="ce13" table:formula="of:=[.F146]" office:value-type="currency" office:currency="EUR" office:value="13.5">
            <text:p>13,5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R-7805-1.0</text:p>
          </table:table-cell>
          <table:table-cell table:style-name="ce5" office:value-type="string">
            <text:p>DC/DC Wandler</text:p>
          </table:table-cell>
          <table:table-cell table:style-name="ce5" office:value-type="string">
            <text:p>http://de.mouser.com/ProductDetail/RECOM-Power/R-7850-10/?qs=sGAEpiMZZMtwaiKVUtQsNS6SOjapLQbCfq8onaCYCcc%3d</text:p>
          </table:table-cell>
          <table:table-cell table:style-name="ce9" table:formula="of:=1.2*6.45" office:value-type="currency" office:currency="EUR" office:value="7.74">
            <text:p>7,74 €</text:p>
          </table:table-cell>
          <table:table-cell table:style-name="ce9" table:formula="of:=[.A147]*[.E147]" office:value-type="currency" office:currency="EUR" office:value="7.74">
            <text:p>7,74 €</text:p>
          </table:table-cell>
          <table:table-cell/>
          <table:table-cell table:style-name="ce13" table:formula="of:=[.F147]" office:value-type="currency" office:currency="EUR" office:value="7.74">
            <text:p>7,74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NHD_2.7</text:p>
          </table:table-cell>
          <table:table-cell table:style-name="ce5" office:value-type="string">
            <text:p>Display</text:p>
          </table:table-cell>
          <table:table-cell table:style-name="ce5" office:value-type="string">
            <text:p>http://de.mouser.com/Search/ProductDetail.aspx?R=NHD-2.7-12864UCY3virtualkey66010000virtualkey763-2.7-12864UCY3</text:p>
          </table:table-cell>
          <table:table-cell table:style-name="ce9" table:formula="of:=1.19*28.05" office:value-type="currency" office:currency="EUR" office:value="33.3795">
            <text:p>33,38 €</text:p>
          </table:table-cell>
          <table:table-cell table:style-name="ce9" table:formula="of:=[.A148]*[.E148]" office:value-type="currency" office:currency="EUR" office:value="33.3795">
            <text:p>33,38 €</text:p>
          </table:table-cell>
          <table:table-cell/>
          <table:table-cell table:style-name="ce13" table:formula="of:=[.F148]" office:value-type="currency" office:currency="EUR" office:value="33.3795">
            <text:p>33,380 €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ZM</text:p>
          </table:table-cell>
          <table:table-cell office:value-type="string">
            <text:p>Drehzahlmesser</text:p>
          </table:table-cell>
          <table:table-cell office:value-type="string">
            <text:p>????</text:p>
          </table:table-cell>
          <table:table-cell/>
          <table:table-cell table:formula="of:=[.A149]*[.E149]" office:value-type="currency" office:currency="EUR" office:value="0">
            <text:p>0,00 €</text:p>
          </table:table-cell>
          <table:table-cell/>
          <table:table-cell table:style-name="ce13" table:formula="of:=[.F149]" office:value-type="currency" office:currency="EUR" office:value="0">
            <text:p>0,0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T2</text:p>
          </table:table-cell>
          <table:table-cell table:style-name="ce5" office:value-type="string">
            <text:p>Micro SD Sockel</text:p>
          </table:table-cell>
          <table:table-cell table:style-name="ce5" office:value-type="string">
            <text:p>https://de.mouser.com/Search/ProductDetail.aspx?R=SCHD1A0101virtualkey68800000virtualkey688-SCHD1A0101</text:p>
          </table:table-cell>
          <table:table-cell table:style-name="ce9" table:formula="of:=1.19*1.05" office:value-type="currency" office:currency="EUR" office:value="1.2495">
            <text:p>1,25 €</text:p>
          </table:table-cell>
          <table:table-cell table:style-name="ce9" table:formula="of:=[.A150]*[.E150]" office:value-type="currency" office:currency="EUR" office:value="1.2495">
            <text:p>1,25 €</text:p>
          </table:table-cell>
          <table:table-cell/>
          <table:table-cell table:style-name="ce13" table:formula="of:=[.F150]" office:value-type="currency" office:currency="EUR" office:value="1.2495">
            <text:p>1,2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GPS</text:p>
          </table:table-cell>
          <table:table-cell table:style-name="ce5" office:value-type="string">
            <text:p>MediaTek MT3339 </text:p>
          </table:table-cell>
          <table:table-cell table:style-name="ce5" office:value-type="string">
            <text:p>http://shop.trenz-electronic.de/catalog/product_info.php?cPath=105_139&amp;products_id=1000</text:p>
          </table:table-cell>
          <table:table-cell table:style-name="ce9" table:formula="of:=19.1+4" office:value-type="currency" office:currency="EUR" office:value="23.1">
            <text:p>23,10 €</text:p>
          </table:table-cell>
          <table:table-cell table:style-name="ce9" table:formula="of:=[.A151]*[.E151]" office:value-type="currency" office:currency="EUR" office:value="23.1">
            <text:p>23,10 €</text:p>
          </table:table-cell>
          <table:table-cell/>
          <table:table-cell table:style-name="ce13" table:formula="of:=[.F151]" office:value-type="currency" office:currency="EUR" office:value="23.1">
            <text:p>23,10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2</text:p>
          </table:table-cell>
          <table:table-cell table:style-name="ce5" office:value-type="string">
            <text:p>NJM3773FM2</text:p>
          </table:table-cell>
          <table:table-cell table:style-name="ce5" office:value-type="string">
            <text:p>https://de.mouser.com/Search/ProductDetail.aspx?R=NJM3773FM2virtualkey51310000virtualkey513-NJM3773FM2</text:p>
          </table:table-cell>
          <table:table-cell table:style-name="ce9" table:formula="of:=1.19*2.99" office:value-type="currency" office:currency="EUR" office:value="3.5581">
            <text:p>3,56 €</text:p>
          </table:table-cell>
          <table:table-cell table:style-name="ce9" table:formula="of:=[.A152]*[.E152]" office:value-type="currency" office:currency="EUR" office:value="3.5581">
            <text:p>3,56 €</text:p>
          </table:table-cell>
          <table:table-cell/>
          <table:table-cell table:style-name="ce13" table:formula="of:=[.F152]" office:value-type="currency" office:currency="EUR" office:value="3.5581">
            <text:p>3,558 €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5" office:value-type="string">
            <text:p>5V_F,12V_F1</text:p>
          </table:table-cell>
          <table:table-cell table:style-name="ce5" office:value-type="string">
            <text:p>Polyfuse, 1.0 A</text:p>
          </table:table-cell>
          <table:table-cell table:style-name="ce5" office:value-type="string">
            <text:p>http://de.mouser.com/ProductDetail/Littelfuse/72R050XU/?qs=sGAEpiMZZMu7EFbsM1w0nYqj83OvMWW8AHhRQEUj9io%3d</text:p>
          </table:table-cell>
          <table:table-cell table:style-name="ce9" table:formula="of:=1.19*0.231" office:value-type="currency" office:currency="EUR" office:value="0.27489">
            <text:p>0,27 €</text:p>
          </table:table-cell>
          <table:table-cell table:style-name="ce9" table:formula="of:=[.A153]*[.E153]" office:value-type="currency" office:currency="EUR" office:value="0.54978">
            <text:p>0,55 €</text:p>
          </table:table-cell>
          <table:table-cell/>
          <table:table-cell table:style-name="ce13" table:formula="of:=[.F153]" office:value-type="currency" office:currency="EUR" office:value="0.54978">
            <text:p>0,5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16Mhz</text:p>
          </table:table-cell>
          <table:table-cell table:style-name="ce5" office:value-type="string">
            <text:p>Quarz</text:p>
          </table:table-cell>
          <table:table-cell table:style-name="ce5" office:value-type="string">
            <text:p>http://de.mouser.com/ProductDetail/ABRACON/ABLS-16000MHZ-B4-T/?qs=sGAEpiMZZMsBj6bBr9Q9afotFnKtdEDA7ZIrgzeEC8Q%3d</text:p>
          </table:table-cell>
          <table:table-cell table:style-name="ce9" table:formula="of:=0.34*2.05" office:value-type="currency" office:currency="EUR" office:value="0.697">
            <text:p>0,70 €</text:p>
          </table:table-cell>
          <table:table-cell table:style-name="ce9" table:formula="of:=[.A154]*[.E154]" office:value-type="currency" office:currency="EUR" office:value="0.697">
            <text:p>0,7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256">
            <text:p>0,256 €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5" office:value-type="string">
            <text:p>S6,S7,S8,S9</text:p>
          </table:table-cell>
          <table:table-cell table:style-name="ce5" office:value-type="string">
            <text:p>Richtungs Taster</text:p>
          </table:table-cell>
          <table:table-cell table:style-name="ce5" office:value-type="string">
            <text:p>https://de.mouser.com/Search/ProductDetail.aspx?R=101-0464-EVvirtualkey12040000virtualkey101-0464-EV</text:p>
          </table:table-cell>
          <table:table-cell table:style-name="ce9" table:formula="of:=1.19*0.229" office:value-type="currency" office:currency="EUR" office:value="0.27251">
            <text:p>0,27 €</text:p>
          </table:table-cell>
          <table:table-cell table:style-name="ce9" table:formula="of:=[.A155]*[.E155]" office:value-type="currency" office:currency="EUR" office:value="1.09004">
            <text:p>1,09 €</text:p>
          </table:table-cell>
          <table:table-cell/>
          <table:table-cell table:style-name="ce13" table:formula="of:=[.F155]" office:value-type="currency" office:currency="EUR" office:value="1.09004">
            <text:p>1,09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IC1</text:p>
          </table:table-cell>
          <table:table-cell table:style-name="ce5" office:value-type="string">
            <text:p>Schmitttrigger</text:p>
          </table:table-cell>
          <table:table-cell table:style-name="ce5" office:value-type="string">
            <text:p>http://de.mouser.com/ProductDetail/Texas-Instruments/CD4093BNSRG4/?qs=sGAEpiMZZMtMa9lbYwD6ZBohDQbaYMAatUD0lxbTcDM%3d</text:p>
          </table:table-cell>
          <table:table-cell table:style-name="ce9" table:formula="of:=1.19*0.44" office:value-type="currency" office:currency="EUR" office:value="0.5236">
            <text:p>0,52 €</text:p>
          </table:table-cell>
          <table:table-cell table:style-name="ce9" table:formula="of:=[.A156]*[.E156]" office:value-type="currency" office:currency="EUR" office:value="0.5236">
            <text:p>0,52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15">
            <text:p>0,15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S1</text:p>
          </table:table-cell>
          <table:table-cell table:style-name="ce5" office:value-type="string">
            <text:p>Simpler Reset Taster</text:p>
          </table:table-cell>
          <table:table-cell table:style-name="ce5" office:value-type="string">
            <text:p>https://de.mouser.com/Search/ProductDetail.aspx?R=101-0364-EVvirtualkey12040000virtualkey101-0364-EV</text:p>
          </table:table-cell>
          <table:table-cell table:style-name="ce9" table:formula="of:=0.211*1.19" office:value-type="currency" office:currency="EUR" office:value="0.25109">
            <text:p>0,25 €</text:p>
          </table:table-cell>
          <table:table-cell table:style-name="ce9" table:formula="of:=[.A157]*[.E157]" office:value-type="currency" office:currency="EUR" office:value="0.25109">
            <text:p>0,25 €</text:p>
          </table:table-cell>
          <table:table-cell/>
          <table:table-cell table:style-name="ce13" table:formula="of:=[.F157]" office:value-type="currency" office:currency="EUR" office:value="0.25109">
            <text:p>0,251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SUB-D Stiftleiste IP67</text:p>
          </table:table-cell>
          <table:table-cell table:style-name="ce5" office:value-type="string">
            <text:p>https://de.mouser.com/Search/ProductDetail.aspx?R=15-000423virtualkey63110000virtualkey706-15-000423</text:p>
          </table:table-cell>
          <table:table-cell table:style-name="ce9" table:formula="of:=1.19*13.19" office:value-type="currency" office:currency="EUR" office:value="15.6961">
            <text:p>15,70 €</text:p>
          </table:table-cell>
          <table:table-cell table:style-name="ce9" table:formula="of:=[.A158]*[.E158]" office:value-type="currency" office:currency="EUR" office:value="15.6961">
            <text:p>15,70 €</text:p>
          </table:table-cell>
          <table:table-cell/>
          <table:table-cell table:style-name="ce13" table:formula="of:=[.F158]" office:value-type="currency" office:currency="EUR" office:value="15.6961">
            <text:p>15,696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TMP102AIDRLT</text:p>
          </table:table-cell>
          <table:table-cell table:style-name="ce5" office:value-type="string">
            <text:p>TempSensor</text:p>
          </table:table-cell>
          <table:table-cell table:style-name="ce5" office:value-type="string">
            <text:p>http://de.mouser.com/ProductDetail/Texas-Instruments/TMP102AIDRLR/?qs=sGAEpiMZZMucenltShoSnvcH4kNLTJOgHTHoYSKuTBo%3d</text:p>
          </table:table-cell>
          <table:table-cell table:style-name="ce9" table:formula="of:=1.19*3.2" office:value-type="currency" office:currency="EUR" office:value="3.808">
            <text:p>3,81 €</text:p>
          </table:table-cell>
          <table:table-cell table:style-name="ce9" table:formula="of:=[.A159]*[.E159]" office:value-type="currency" office:currency="EUR" office:value="3.808">
            <text:p>3,81 €</text:p>
          </table:table-cell>
          <table:table-cell/>
          <table:table-cell table:style-name="ce13" table:formula="of:=[.F159]" office:value-type="currency" office:currency="EUR" office:value="3.808">
            <text:p>3,808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PWR_R78</text:p>
          </table:table-cell>
          <table:table-cell table:style-name="ce5" office:value-type="string">
            <text:p>Spannungswandler</text:p>
          </table:table-cell>
          <table:table-cell table:style-name="ce5" office:value-type="string">
            <text:p>https://de.mouser.com/Search/ProductDetail.aspx?R=R-785.0-1.0virtualkey56830000virtualkey919-R-785.0-1.0</text:p>
          </table:table-cell>
          <table:table-cell table:style-name="ce9" table:formula="of:=1.19*6.45" office:value-type="currency" office:currency="EUR" office:value="7.6755">
            <text:p>7,68 €</text:p>
          </table:table-cell>
          <table:table-cell table:style-name="ce9" table:formula="of:=[.A160]*[.E160]" office:value-type="currency" office:currency="EUR" office:value="7.6755">
            <text:p>7,68 €</text:p>
          </table:table-cell>
          <table:table-cell/>
          <table:table-cell table:style-name="ce13" table:formula="of:=[.F160]" office:value-type="currency" office:currency="EUR" office:value="7.6755">
            <text:p>7,676 €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 table:number-columns-spanned="6" table:number-rows-spanned="1">
            <text:p>Spulen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10</text:p>
          </table:table-cell>
          <table:table-cell table:style-name="ce5" office:value-type="string">
            <text:p>BLM21PG221SN1</text:p>
          </table:table-cell>
          <table:table-cell table:style-name="ce5" office:value-type="string">
            <text:p>http://de.mouser.com/ProductDetail/Murata/BLM21PG221SN1D/?qs=N%2fLoXOA9PTJ4i6RHFrsqmw%3d%3d</text:p>
          </table:table-cell>
          <table:table-cell table:style-name="ce9" table:formula="of:=1.19*0.165" office:value-type="currency" office:currency="EUR" office:value="0.19635">
            <text:p>0,20 €</text:p>
          </table:table-cell>
          <table:table-cell table:style-name="ce9" table:formula="of:=[.A163]*[.E163]" office:value-type="currency" office:currency="EUR" office:value="0.19635">
            <text:p>0,20 €</text:p>
          </table:table-cell>
          <table:table-cell table:style-name="ce11" office:value-type="string">
            <text:p>Bilex</text:p>
          </table:table-cell>
          <table:table-cell table:style-name="ce12" office:value-type="currency" office:currency="EUR" office:value="0.03">
            <text:p>0,030 €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5" office:value-type="string">
            <text:p>L8</text:p>
          </table:table-cell>
          <table:table-cell table:style-name="ce5" office:value-type="string">
            <text:p>Spitzenfilter, <text:s/>22µH 1A</text:p>
          </table:table-cell>
          <table:table-cell table:style-name="ce5" office:value-type="string">
            <text:p>http://de.mouser.com/ProductDetail/Sumida/CR54NP-220MC/?qs=sGAEpiMZZMv126LJFLh8yxR%2fiPwtgkBPBg03oJ79dLM%3d</text:p>
          </table:table-cell>
          <table:table-cell table:style-name="ce9" table:formula="of:=0.67*1.19" office:value-type="currency" office:currency="EUR" office:value="0.7973">
            <text:p>0,80 €</text:p>
          </table:table-cell>
          <table:table-cell table:style-name="ce9" table:formula="of:=[.A164]*[.E164]" office:value-type="currency" office:currency="EUR" office:value="0.7973">
            <text:p>0,80 €</text:p>
          </table:table-cell>
          <table:table-cell/>
          <table:table-cell table:style-name="ce13" table:formula="of:=[.F164]" office:value-type="currency" office:currency="EUR" office:value="0.7973">
            <text:p>0,797 €</text:p>
          </table:table-cell>
          <table:table-cell table:number-columns-repeated="2"/>
        </table:table-row>
        <table:table-row table:style-name="ro2" table:number-rows-repeated="6537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atrick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Bluetooth</text:p>
          </table:table-cell>
          <table:table-cell table:formula="of:=27.3/2" office:value-type="float" office:value="13.65">
            <text:p>13,65</text:p>
          </table:table-cell>
          <table:table-cell/>
          <table:table-cell office:value-type="string">
            <text:p>Summe</text:p>
          </table:table-cell>
          <table:table-cell table:formula="of:=SUM([.B1:.B99])" office:value-type="float" office:value="74.94">
            <text:p>74,94</text:p>
          </table:table-cell>
        </table:table-row>
        <table:table-row table:style-name="ro1">
          <table:table-cell office:value-type="string">
            <text:p>Mouserparts</text:p>
          </table:table-cell>
          <table:table-cell table:formula="of:=99.5/2" office:value-type="float" office:value="49.75">
            <text:p>49,75</text:p>
          </table:table-cell>
          <table:table-cell table:number-columns-repeated="3"/>
        </table:table-row>
        <table:table-row table:style-name="ro1">
          <table:table-cell office:value-type="string">
            <text:p>Atmega</text:p>
          </table:table-cell>
          <table:table-cell table:formula="of:=23.08/2" office:value-type="float" office:value="11.54">
            <text:p>11,54</text:p>
          </table:table-cell>
          <table:table-cell table:number-columns-repeated="3"/>
        </table:table-row>
      </table:table>
      <table:database-ranges>
        <table:database-range table:name="__Anonymous_Sheet_DB__0" table:target-range-address="Tabelle1.A163:Tabelle1.H16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4">24.10.2011</text:date>, <text:time>10:36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2T14:52:06.73</meta:creation-date>
    <dc:date>2011-10-24T10:36:20.75</dc:date>
    <meta:editing-duration>PT64H06M59S</meta:editing-duration>
    <meta:editing-cycles>155</meta:editing-cycles>
    <meta:generator>OpenOffice.org/3.2$Win32 OpenOffice.org_project/320m18$Build-9502</meta:generator>
    <meta:document-statistic meta:table-count="2" meta:cell-count="1160" meta:object-count="0"/>
  </office:meta>
</office:document-meta>
</file>